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A000001510CE2A0F9E62569BA.png" manifest:media-type="image/png"/>
  <manifest:file-entry manifest:full-path="Pictures/1000020100000102000001994F4DC002A89EC14D.png" manifest:media-type="image/png"/>
  <manifest:file-entry manifest:full-path="Pictures/10000201000000F80000015B0FD6D0072FD8983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777cm" svg:height="6.684cm" svg:x="7.399cm" svg:y="4.603cm">
          <draw:image xlink:href="Pictures/10000201000000F80000015B0FD6D0072FD8983F.png" xlink:type="simple" xlink:show="embed" xlink:actuate="onLoad" loext:mime-type="image/png">
            <text:p/>
          </draw:image>
        </draw:frame>
        <draw:frame draw:style-name="gr1" draw:text-style-name="P1" draw:layer="layout" svg:width="4.777cm" svg:height="6.684cm" svg:x="10.701cm" svg:y="5.445cm">
          <draw:image xlink:href="Pictures/10000201000000F80000015B0FD6D0072FD8983F.png" xlink:type="simple" xlink:show="embed" xlink:actuate="onLoad" loext:mime-type="image/png">
            <text:p/>
          </draw:image>
        </draw:frame>
        <draw:frame draw:style-name="gr1" draw:text-style-name="P1" draw:layer="layout" svg:width="4.486cm" svg:height="7.112cm" svg:x="5.953cm" svg:y="7.477cm">
          <draw:image xlink:href="Pictures/1000020100000102000001994F4DC002A89EC14D.png" xlink:type="simple" xlink:show="embed" xlink:actuate="onLoad" loext:mime-type="image/png">
            <text:p/>
          </draw:image>
        </draw:frame>
        <draw:frame draw:style-name="gr1" draw:text-style-name="P1" draw:layer="layout" svg:width="4.486cm" svg:height="7.112cm" svg:x="8.96cm" svg:y="6.969cm">
          <draw:image xlink:href="Pictures/1000020100000102000001994F4DC002A89EC14D.png" xlink:type="simple" xlink:show="embed" xlink:actuate="onLoad" loext:mime-type="image/png">
            <text:p/>
          </draw:image>
        </draw:frame>
        <draw:frame draw:style-name="gr1" draw:text-style-name="P1" draw:layer="layout" svg:width="4.486cm" svg:height="7.112cm" svg:x="7.223cm" svg:y="9.255cm">
          <draw:image xlink:href="Pictures/1000020100000102000001994F4DC002A89EC14D.png" xlink:type="simple" xlink:show="embed" xlink:actuate="onLoad" loext:mime-type="image/png">
            <text:p/>
          </draw:image>
        </draw:frame>
        <draw:frame draw:style-name="gr1" draw:text-style-name="P1" draw:layer="layout" svg:width="2.541cm" svg:height="2.265cm" svg:x="13.319cm" svg:y="10.927cm">
          <draw:image xlink:href="Pictures/100002010000017A000001510CE2A0F9E62569BA.png" xlink:type="simple" xlink:show="embed" xlink:actuate="onLoad" loext:mime-type="image/png">
            <text:p/>
          </draw:image>
        </draw:frame>
        <draw:frame draw:style-name="gr1" draw:text-style-name="P1" draw:layer="layout" svg:width="2.541cm" svg:height="2.265cm" svg:x="14.589cm" svg:y="11.181cm">
          <draw:image xlink:href="Pictures/100002010000017A000001510CE2A0F9E62569BA.png" xlink:type="simple" xlink:show="embed" xlink:actuate="onLoad" loext:mime-type="image/png">
            <text:p/>
          </draw:image>
        </draw:frame>
        <draw:frame draw:style-name="gr1" draw:text-style-name="P1" draw:layer="layout" svg:width="2.541cm" svg:height="2.265cm" svg:x="14.081cm" svg:y="10.038cm">
          <draw:image xlink:href="Pictures/100002010000017A000001510CE2A0F9E62569BA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3T16:18:08.582991563</meta:creation-date>
    <dc:date>2020-07-13T16:24:15.578899716</dc:date>
    <meta:editing-duration>PT6M7S</meta:editing-duration>
    <meta:editing-cycles>1</meta:editing-cycles>
    <meta:document-statistic meta:object-count="8"/>
    <meta:generator>LibreOffice/6.4.4.2$Linux_X86_64 LibreOffice_project/40$Build-2</meta:generator>
  </office:meta>
</office:document-meta>
</file>